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officeooo:paragraph-rsid="0015ea2b"/>
    </style:style>
    <style:style style:name="P6" style:family="paragraph" style:parent-style-name="Text_20_body">
      <style:paragraph-properties fo:margin-top="0cm" fo:margin-bottom="0cm" loext:contextual-spacing="false" fo:line-height="138%" style:writing-mode="lr-tb"/>
      <style:text-properties officeooo:paragraph-rsid="00c8f95f"/>
    </style:style>
    <style:style style:name="P7" style:family="paragraph" style:parent-style-name="Text_20_body">
      <style:paragraph-properties fo:margin-top="0cm" fo:margin-bottom="0cm" loext:contextual-spacing="false" fo:line-height="138%" style:writing-mode="lr-tb"/>
      <style:text-properties officeooo:paragraph-rsid="00f124ff"/>
    </style:style>
    <style:style style:name="P8" style:family="paragraph" style:parent-style-name="Text_20_body">
      <style:paragraph-properties fo:margin-top="0cm" fo:margin-bottom="0cm" loext:contextual-spacing="false" fo:line-height="138%" style:writing-mode="lr-tb"/>
      <style:text-properties officeooo:paragraph-rsid="0102af22"/>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ba55"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c8f95f"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officeooo:paragraph-rsid="00a07cbf"/>
    </style:style>
    <style:style style:name="P12" style:family="paragraph" style:parent-style-name="Text_20_body">
      <style:paragraph-properties fo:margin-top="0cm" fo:margin-bottom="0cm" loext:contextual-spacing="false" fo:line-height="138%" style:writing-mode="lr-tb"/>
      <style:text-properties officeooo:paragraph-rsid="0119edab"/>
    </style:style>
    <style:style style:name="P13" style:family="paragraph" style:parent-style-name="Text_20_body">
      <style:paragraph-properties fo:margin-top="0cm" fo:margin-bottom="0cm" loext:contextual-spacing="false" fo:line-height="138%" style:writing-mode="lr-tb"/>
      <style:text-properties officeooo:paragraph-rsid="01421ff1"/>
    </style:style>
    <style:style style:name="P14" style:family="paragraph" style:parent-style-name="Text_20_body">
      <style:paragraph-properties fo:margin-top="0cm" fo:margin-bottom="0cm" loext:contextual-spacing="false" fo:line-height="138%" style:writing-mode="lr-tb"/>
      <style:text-properties officeooo:paragraph-rsid="00ec37d5"/>
    </style:style>
    <style:style style:name="P15" style:family="paragraph" style:parent-style-name="Text_20_body">
      <style:paragraph-properties fo:margin-top="0cm" fo:margin-bottom="0cm" loext:contextual-spacing="false" fo:line-height="138%" style:writing-mode="lr-tb"/>
      <style:text-properties officeooo:paragraph-rsid="0102af22"/>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758de" style:font-size-asian="11pt" style:font-size-complex="11pt"/>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182a91" style:font-size-asian="11pt" style:font-size-complex="11pt"/>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da4bb2"/>
    </style:style>
    <style:style style:name="P2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116590b"/>
    </style:style>
    <style:style style:name="P2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78b250"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a5e1dd"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ad0d7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aecb93"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af38e6"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b7e62f"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bfb0c5"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d1e0b4"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e74d7f"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f4fddf"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f79432"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fe0fbe"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ff305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102af22"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10ac0d3"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10b5074"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1192e07"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119ca43"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119edab"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11b1c35"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11c3d93"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1230b20"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127a307"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1296298" style:text-blinking="false" fo:background-color="transparent" loext:char-shading-value="0"/>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12b4352"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12dc2a3"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1315c49"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13b56e5"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140a7d8"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145ad4b"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officeooo:rsid="014f717e"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14f909b"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152469b"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156134c"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15a4025"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15b5dd6"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15c3c83"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15f81ee"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0d8cb0a" style:text-blinking="false" fo:background-color="transparent" loext:char-shading-value="0" style:font-size-asian="11pt" style:font-size-complex="11pt"/>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114ce12" style:text-blinking="false" fo:background-color="transparent" loext:char-shading-value="0" style:font-size-asian="11pt" style:font-size-complex="11pt"/>
    </style:style>
    <style:style style:name="T73"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font-size-asian="11pt" style:font-size-complex="11pt"/>
    </style:style>
    <style:style style:name="T74"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75" style:family="text">
      <style:text-properties fo:font-variant="normal" fo:text-transform="none" fo:color="#000000" style:text-line-through-style="none" style:text-line-through-type="none" fo:font-style="normal" style:text-underline-style="none" fo:font-weight="normal" officeooo:rsid="0116ba44" style:text-blinking="false" fo:background-color="transparent" loext:char-shading-value="0"/>
    </style:style>
    <style:style style:name="T76" style:family="text">
      <style:text-properties fo:font-variant="normal" fo:text-transform="none" fo:color="#000000" style:text-line-through-style="none" style:text-line-through-type="none" fo:font-style="normal" style:text-underline-style="none" fo:font-weight="normal" officeooo:rsid="011758de" style:text-blinking="false" fo:background-color="transparent" loext:char-shading-value="0"/>
    </style:style>
    <style:style style:name="T77"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11"><text:span text:style-name="T3">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Sequoiah-Grayson (2022, </text:span><text:span text:style-name="T48">pg. </text:span><text:span text:style-name="T49">1</text:span><text:span text:style-name="T3">) </text:span><text:span text:style-name="T46">posits</text:span><text:span text:style-name="T3">, these </text:span><text:span text:style-name="T47">values</text:span><text:span text:style-name="T3"> form an "unsatisfiable triad" for ADM, where "the entrenchment of one… will make at least one of the others more remote." As a result, while technical approaches can make progress toward FAT principles, achieving them fully in practice requires human involvement.</text:span></text:p>
      <text:p text:style-name="P2"/>
      <text:p text:style-name="P5"><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3"/>
      <text:p text:style-name="P12"><text:span text:style-name="T3">In the context of a statistical model of explanation, an ADM system is fair </text:span><text:span text:style-name="T8">i</text:span><text:span text:style-name="T3">f </text:span><text:span text:style-name="T12">expressed mathematically,</text:span><text:span text:style-name="T3">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e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a company might impose lower hiring standards for underrepresented groups. While this may superficially balance employment statistics, it fails to address the underlying causes of disparity and may reinforce harmful stereotypes. Secondly, there is no programmatic way to cluster the data that reveals all possible biases. The Berkeley case illustrates how slicing the data differently exposed contradictory patterns. In real-world applications, </text:span><text:soft-page-break/><text:span text:style-name="T3">there are countless ways to segment populations, making it intractable to exhaustively search for 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Sequoiah-Grayson (2022, </text:span><text:span text:style-name="T53">pg. 8</text:span><text:span text:style-name="T3">) </text:span><text:span text:style-name="T50">remarks on this obstacle a statistical approach to fairness encounters. Specifically, “</text:span><text:span text:style-name="T51">This </text:span><text:span text:style-name="T50">normative obstacle cast</text:span><text:span text:style-name="T52">[s]</text:span><text:span text:style-name="T50"> doubt on the cogency of statistical explanation itself”. </text:span><text:span text:style-name="T33">W</text:span><text:span text:style-name="T3">hile statistical approaches can work towards achieving fairness in an ADM system, they are not sufficient on their own. Human judg</text:span><text:span text:style-name="T7">e</text:span><text:span text:style-name="T3">ment is required to properly interpret the inherent complexities of fairness.</text:span></text:p>
      <text:p text:style-name="P9"/>
      <text:p text:style-name="P7"><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34">(</text:span><text:span text:style-name="T3">Lewis, 1986). </text:span><text:span text:style-name="T13">These are </text:span><text:span text:style-name="T3">hypothetical scenarios that test causal relationships. Consider </text:span><text:span text:style-name="T14">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9">i</text:span><text:span text:style-name="T3">ndicating potential discrimination (Chouldechova, 2017). To perform such analysis, the relationships between variables are model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5">This is because s</text:span><text:span text:style-name="T3">ome causal relationships may be considered admissible. </text:span><text:span text:style-name="T15">For</text:span><text:span text:style-name="T3"> </text:span><text:span text:style-name="T15">example</text:span><text:span text:style-name="T3">, if gender influences department choice which affects admission. Others may be deemed inadmissible and indicate unfairness. </text:span><text:span text:style-name="T16">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0">e</text:span><text:span text:style-name="T3">ment can properly evaluate. </text:span><text:span text:style-name="T35">A</text:span><text:span text:style-name="T3">s Sequoiah-Grayson (2022, </text:span><text:span text:style-name="T54">pg. 7</text:span><text:span text:style-name="T3">) emphasi</text:span><text:span text:style-name="T35">s</text:span><text:span text:style-name="T3">es </text:span><text:span text:style-name="T36">in relation to a recidivism ADM</text:span><text:span text:style-name="T3">: "COMPAS does not possess anything like psychological attitudes. There is nothing… situated within the space of reasons".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analysing fairness, human oversight remains essential for determining which causal relationships are ethically admissible.</text:span></text:p>
      <text:p text:style-name="P9"/>
      <text:p text:style-name="P13"><text:soft-page-break/><text:span text:style-name="T3">Utilising a statistical model of explanation, transparency is the ability to </text:span><text:span text:style-name="T17">express mathematically </text:span><text:span text:style-name="T3">which input features most influenced the decision that was made. Modern explainable AI (</text:span><text:span text:style-name="T57">x</text:span><text:span text:style-name="T3">AI) techniques attempt to make </text:span><text:span text:style-name="T18">ADM</text:span><text:span text:style-name="T3"> systems more transparent through statistical approximations of their behaviour </text:span><text:span text:style-name="T41">(</text:span><text:span text:style-name="T55">Week 7 Lecture, pg. </text:span><text:span text:style-name="T56">29</text:span><text:span text:style-name="T41">)</text:span><text:span text:style-name="T3">. Rather than providing a complete decision trace, these methods offer simplified explanations of what features were most important for a particular output. </text:span><text:span text:style-name="T25">On</text:span><text:span text:style-name="T59">e</text:span><text:span text:style-name="T25"> approach is to use </text:span><text:span text:style-name="T3">model dependent </text:span><text:span text:style-name="T57">x</text:span><text:span text:style-name="T25">AI,</text:span><text:span text:style-name="T3"> </text:span><text:span text:style-name="T25">meaning they are specific to a particular ADM system. An example of this is</text:span><text:span text:style-name="T3"> feature importance plots. </text:span><text:span text:style-name="T23">These work by</text:span><text:span text:style-name="T3"> comput</text:span><text:span text:style-name="T23">ing</text:span><text:span text:style-name="T3"> statistical correlations between inputs and outputs. </text:span><text:span text:style-name="T23">Whilst they are effective at revealing</text:span><text:span text:style-name="T3"> which features are most important across the entire population, </text:span><text:span text:style-name="T24">t</text:span><text:span text:style-name="T3">hey often fail to capture what features are most impactful for individual instances. </text:span><text:span text:style-name="T24">For example, consider an ADM system for approving loan applications. A global feature importance analysis might show that income is the most influential factor overall. However, for an individual applicant with high income but poor credit history, credit score may have been the deciding factor in their rejection. </text:span><text:span text:style-name="T19">On the other hand, </text:span><text:span text:style-name="T20">there are </text:span><text:span text:style-name="T19">m</text:span><text:span text:style-name="T3">odel agnostic methods like LIME (Local Interpretable Model agnostic Explanations) </text:span><text:span text:style-name="T42">(</text:span><text:span text:style-name="T58">Week 7 Lecture, pg. 40</text:span><text:span text:style-name="T42">)</text:span><text:span text:style-name="T3">. LIME enhances transparency by sampling decisions around a point of interest, weighting them based on their distance to the original input, and fitting a simpler model to approximate the complex system's local behavio</text:span><text:span text:style-name="T21">ur</text:span><text:span text:style-name="T3">. This statistical surrogate model quantifies feature importance </text:span><text:span text:style-name="T22">by</text:span><text:span text:style-name="T3"> providing weights that indicate each feature's contribution to the decision. For instance, in image classification, these weights might show that pixels in certain regions contributed 80% to the classification probability of "dog". By visuali</text:span><text:span text:style-name="T30">s</text:span><text:span text:style-name="T3">ing these regions, users can understand that the fur texture and ear shape were highly influential. However, LIME only provides a rough approximation of the original model's behaviour. <text:s/>The resulting explanations, while locally informative, may not faithfully represent the true decision boundary. While these statistical methods improve transparency by revealing feature importance and decision boundaries, they achieve only partial transparency by focusing solely on input-output relationships. True transparency requires understanding not just what features mattered, but why they mattered in the broader context of the decision. Humans achieve transparency through contrastive reasoning - understanding why one option was chosen over alternatives - rather than through statistical correlations. Furthermore, transparent decision-making requires considering ethical implications, as discussed by Kearns and Star (2008), and real-world context, which statistical methods cannot capture. </text:span><text:span text:style-name="T37">This echoes Sequoiah-Grayson (2022, </text:span><text:span text:style-name="T61">pg. 5</text:span><text:span text:style-name="T37">) argument "The reportability of an agent's normatively salient attitudes... is the property that connects accountability to transparency." </text:span><text:span text:style-name="T3">Therefore, while XAI techniques offer valuable tools for making complex systems more transparent, human expertise remains essential for achieving meaningful transparency that aligns with human understanding and values.</text:span></text:p>
      <text:p text:style-name="P9"/>
      <text:p text:style-name="P14"><text:span text:style-name="T3">Considering a causal model of explanation, an ADM system is transparent if it's possible to trace the logical steps that were made in order to reach a decision. </text:span><text:span text:style-name="T40">T</text:span><text:span text:style-name="T3">raditional AI architecture uses machine learning in the form of neural networks, computational models that mimic the human brain. Modern systems like ChatGPT (OpenAI, 2023) rely on vast networks of connections, often exceeding billions of parameters, encoded as binary data rather than human readable source code. This complexity makes it nearly impossible to comprehend the flow of information or </text:span><text:soft-page-break/><text:span text:style-name="T3">articulate the reasoning behind specific decisions. However, non-machine learning AI systems offer greater transparency through explicit causal mechanisms. IBM's Deep Blue (Campbell, Hoane, &amp; Hsu, 2002) chess engine exemplifies this approach. The system utili</text:span><text:span text:style-name="T26">s</text:span><text:span text:style-name="T3">ed a</text:span><text:span text:style-name="T26">n</text:span><text:span text:style-name="T3"> algorithm encoded in plain text source code, allowing each move to be traced step-by-step through its decision tree. This deterministic nature ensures that given the same input state, the system will always produce identical outputs through the same logical pathway. Such transparency enables verification of the system's reasoning process, as each decision point maps to specific programmed rules and evaluation criteria. The high degree of transparency was evident when Kasparov exploited his understanding of the algorithm by prolonging games to induce confusion. By stretching games out and avoiding trades, he steered Deep Blue into searching an intractably high number of future move combinations, clouding its decision making.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The system's designers had to codify complex chess concepts into quantitative metrics. Making sense of these metrics demands sophisticated domain knowledge beyond just reading the source code. </text:span><text:span text:style-name="T38">This resonates with </text:span><text:span text:style-name="T3">Sequoiah-Grayson (2022, </text:span><text:span text:style-name="T62">pg. </text:span><text:span text:style-name="T63">2</text:span><text:span text:style-name="T3">), </text:span><text:span text:style-name="T38">who notes that</text:span><text:span text:style-name="T3"> "...accuracy in ADM turns on computational complexity, and that computational complexity inhibits transparency." Therefore, while causal systems offer clearer decision traces than their statistical counterparts, human domain knowledge remains essential for truly understanding and validating the reasoning behind the system's design choices. Transparency at the level of code and logic is necessary but not sufficient. Users must also grasp the semantic concepts and value judg</text:span><text:span text:style-name="T31">e</text:span><text:span text:style-name="T3">ments embedded in the software engineering.</text:span></text:p>
      <text:p text:style-name="P9"/>
      <text:p text:style-name="P9">A universal view of accountability is if an ADM system can assign responsibility to a decision.</text:p>
      <text:p text:style-name="P8"><text:span text:style-name="T3">Specifically, this means the system makes it clear as to what actions can be taken to change the decision that was made. </text:span><text:span text:style-name="T43">LEWIS is a framework that c</text:span><text:span text:style-name="T3">ombin</text:span><text:span text:style-name="T43">es</text:span><text:span text:style-name="T3"> both causal and statistical methods </text:span><text:span text:style-name="T43">in the form of</text:span><text:span text:style-name="T3"> probabilistic counterfactuals </text:span><text:span text:style-name="T44">(Galhotra et al., 2021)</text:span><text:span text:style-name="T3">. These models analy</text:span><text:span text:style-name="T27">s</text:span><text:span text:style-name="T3">e not just what would change if a single factor were different, but also quantify the likelihood of different outcomes under various scenarios. For instance, in a loan approval system,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while a necessary condition indicates that approval is impossible without meeting certain criteria like a minimum credit score, regardless of other factors. The strength of this approach lies in its ability to provide concrete, actionable feedback while acknowledging the inherent uncertainty in real-world decisions. It recogni</text:span><text:span text:style-name="T32">s</text:span><text:span text:style-name="T3">es that outcomes often depend on complex combinations of variables rather than clear-cut thresholds. By quantifying the probabilistic relationships between factors and decisions, counterfactuals give users a nuanced understanding of their situation and options. However, algorithmic analysis alone cannot determine what constitutes meaningful or achievable change. However, as Barocas et al. (2020) note, </text:span><text:soft-page-break/><text:span text:style-name="T3">counterfactuals rely on hidden assumptions. While the system might suggest that a $10,000 income increase would likely lead to approval, only human judg</text:span><text:span text:style-name="T11">e</text:span><text:span text:style-name="T3">ment can evaluate whether this represents a reasonable path forward. </text:span><text:span text:style-name="T28">For a low-income applicant, such a significant raise may be entirely infeasible. The counterfactual is only useful if it translates into realistic steps the user can take.</text:span><text:span text:style-name="T3"> Moreover, humans must assess whether suggested changes align with ethical and practical considerations. For example, if the system suggests changing one's name would increase approval chances. </text:span><text:span text:style-name="T29">A transparent counterfactual analysis might very well reveal that the system is discriminating based on protected attributes, but it is up to human oversight to recogni</text:span><text:span text:style-name="T39">s</text:span><text:span text:style-name="T29">e and rectify this problematic behavio</text:span><text:span text:style-name="T39">u</text:span><text:span text:style-name="T29">r. Accountability requires not just knowing how outcomes can be altered, but also judging which alterations are appropriate to suggest or implement. </text:span><text:span text:style-name="T3">Therefore, while probabilistic counterfactuals offer valuable quantitative insights for accountability, human expertise is essential for interpreting, validating, and contextualizing these suggestions within a broader framework of fairness and ethical responsibility, echoing the concerns raised by Brunero (2013) about the relationship between reasons and explanations.</text:span><text:span text:style-name="T45"> Sequoiah-Grayson (2022, </text:span><text:span text:style-name="T67">pg. 5</text:span><text:span text:style-name="T45">) supports this view, arguing that "Not all behavio</text:span><text:span text:style-name="T68">u</text:span><text:span text:style-name="T45">r… is reasonable, but it may be reasonable insofar as it is caused by attitudes of the agent". This underscores the importance of human judg</text:span><text:span text:style-name="T69">e</text:span><text:span text:style-name="T45">ment in assessing the reasonableness and ethical implications of algorithmically generated counterfactuals.</text:span></text:p>
      <text:p text:style-name="P8"><text:span text:style-name="T45"/></text:p>
      <text:p text:style-name="P10"/>
      <text:p text:style-name="P6"><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Sequoiah-Grayson's (2022) work highlights the inherent limitations of pursuing these properties in ADM without human involvement. As a result, to fully achieve FAT, human involvement is required.</text:span></text:p>
      <text:p text:style-name="P2"/>
      <text:p text:style-name="P4"><text:bookmark text:name="docs-internal-guid-ae9c35cb-7fff-9e78-c157-a7bef780d84c"/>References</text:p>
      <text:list xml:id="list1283126327" text:style-name="L1">
        <text:list-item>
          <text:p text:style-name="P20"><text:span text:style-name="T70">Sequoiah-Grayson, S. (</text:span><text:span text:style-name="T71">2022</text:span><text:span text:style-name="T70">) </text:span><text:span text:style-name="T73">The Unsatisfiable Triad: A Problem for Automated Decision Making.</text:span><text:span text:style-name="T70"> [unpublished manuscript].</text:span></text:p>
        </text:list-item>
        <text:list-item>
          <text:p text:style-name="P18"><text:span text:style-name="T74">Bickel, P.J., Hammel, E.A. and O'Connell, J.W., 1975. Sex Bias in Graduate Admissions: Data from Berkeley: Measuring bias is harder than is usually assumed, and the evidence is sometimes contrary to expectation. </text:span><text:span text:style-name="T77">Science</text:span><text:span text:style-name="T74">, </text:span><text:span text:style-name="T77">187</text:span><text:span text:style-name="T74">(4175), pp.398-404.</text:span></text:p>
        </text:list-item>
        <text:list-item>
          <text:p text:style-name="P19"><text:span text:style-name="T74">Malinas, G. and Bigelow, J. (2016). </text:span><text:span text:style-name="T77">Simpson’s Paradox (Stanford Encyclopedia of Philosophy)</text:span><text:span text:style-name="T74">. [online] Available at: </text:span><text:a xlink:type="simple" xlink:href="https://plato.stanford.edu/entries/paradox-simpson/" text:style-name="Internet_20_link" text:visited-style-name="Visited_20_Internet_20_Link">https://plato.stanford.edu/entries/paradox-simpson/</text:a><text:span text:style-name="T74"> [Accessed 28 Oct. 2024]</text:span></text:p>
        </text:list-item>
        <text:list-item>
          <text:p text:style-name="P22">Julia Dressel and Hany Farid. 2018. The accuracy, fairness, and limits of predicting recidivism. Science advances 4, 1 (2018), eaao5580. </text:p>
        </text:list-item>
        <text:list-item>
          <text:p text:style-name="P22">Caroline Wang, Bin Han, Bhrij Patel, and Cynthia Rudin. 2023. In pursuit of interpretable, fair and accurate machine learning for criminal recidivism prediction. Journal of Quantitative Criminology 39, 2 (2023), 519–581.</text:p>
        </text:list-item>
        <text:list-item>
          <text:p text:style-name="P22"><text:soft-page-break/>David K Lewis. 1986. Causation. (1986). Peter Lipton. 1990. Contrastive explanation. Royal Institute of Philosophy Supplements 27 (1990), 247–266. Ilkka Niiniluoto. 1981. Statistical explanation reconsidered. Synthese (1981), 437–472. </text:p>
        </text:list-item>
        <text:list-item>
          <text:p text:style-name="P22">Alexandra Chouldechova. 2017. Fair prediction with disparate impact: A study of bias in recidivism prediction instruments. Big data 5, 2 (2017), 153–163. </text:p>
        </text:list-item>
        <text:list-item>
          <text:p text:style-name="P16"><text:span text:style-name="T74">Lecture Slides Week 7 - Transparency, XAI, Interpretability, University of NSW, 2024.</text:span></text:p>
        </text:list-item>
        <text:list-item>
          <text:p text:style-name="P16"><text:span text:style-name="T74"><text:s/>Stephen Kearns and Daniel Star. 2008. Reasons: Explanations or evidence? Ethics 119, 1 (2008), 31–56. </text:span></text:p>
        </text:list-item>
        <text:list-item>
          <text:p text:style-name="P17"><text:span text:style-name="T74"><text:s/>OpenAI. (2023). </text:span><text:span text:style-name="T77">ChatGPT</text:span><text:span text:style-name="T74">. </text:span><text:span text:style-name="T76">[</text:span><text:span text:style-name="T75">online] Available at: </text:span><text:a xlink:type="simple" xlink:href="https://chat.openai.com/" text:style-name="Internet_20_link" text:visited-style-name="Visited_20_Internet_20_Link">https://chat.openai.com/</text:a><text:span text:style-name="T74"> </text:span><text:span text:style-name="T75">[Accessed 30 Oct. 2024)</text:span></text:p>
        </text:list-item>
        <text:list-item>
          <text:p text:style-name="P21"><text:span text:style-name="T70"><text:s/>Campbell, M., Hoane, A. J., &amp; Hsu, F. H. (2002). Deep blue. </text:span><text:span text:style-name="T73">Artificial intelligence</text:span><text:span text:style-name="T70">, </text:span><text:span text:style-name="T73">134</text:span><text:span text:style-name="T70">(1-2), </text:span><text:span text:style-name="T72">5</text:span><text:span text:style-name="T70">7-83.</text:span></text:p>
        </text:list-item>
        <text:list-item>
          <text:p text:style-name="P21"><text:span text:style-name="T70"><text:s/>Galhotra, S., Pradhan, R. and Salimi, B., 2021, June. Explaining black-box algorithms using probabilistic contrastive counterfactuals. In </text:span><text:span text:style-name="T73">Proceedings of the 2021 International Conference on Management of Data</text:span><text:span text:style-name="T70"> (pp. 577-590).</text:span></text:p>
        </text:list-item>
        <text:list-item>
          <text:p text:style-name="P21"><text:span text:style-name="T70"><text:s/>Solon Barocas, Andrew D Selbst, and Manish Raghavan. 2020. The hidden assumptions behind counterfactual explanations and principal reasons. In Proceedings of the 2020 conference on fairness, accountability, and transparency. 80–89. </text:span></text:p>
        </text:list-item>
        <text:list-item>
          <text:p text:style-name="P21"><text:span text:style-name="T70"><text:s/>John Brunero. 2013. Reasons as explanations. Philosophical Studies 165 (2013), 805–82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30T15:34:43.827556603</dc:date>
    <meta:editing-duration>PT5H21M1S</meta:editing-duration>
    <meta:editing-cycles>167</meta:editing-cycles>
    <meta:document-statistic meta:table-count="0" meta:image-count="0" meta:object-count="0" meta:page-count="6" meta:paragraph-count="26" meta:word-count="2643" meta:character-count="18842" meta:non-whitespace-character-count="16234"/>
  </office:meta>
</office:document-meta>
</file>